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cc0ce" officeooo:paragraph-rsid="000e1f1c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cc0ce" officeooo:paragraph-rsid="00144174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cc0ce" officeooo:paragraph-rsid="001695d5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e1f1c" officeooo:paragraph-rsid="000e1f1c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31b45" officeooo:paragraph-rsid="00131b45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31b45" officeooo:paragraph-rsid="00159354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44174" officeooo:paragraph-rsid="00144174"/>
    </style:style>
    <style:style style:name="T1" style:family="text">
      <style:text-properties officeooo:rsid="000e1f1c"/>
    </style:style>
    <style:style style:name="T2" style:family="text">
      <style:text-properties officeooo:rsid="001008ed"/>
    </style:style>
    <style:style style:name="T3" style:family="text">
      <style:text-properties officeooo:rsid="0011cb1e"/>
    </style:style>
    <style:style style:name="T4" style:family="text">
      <style:text-properties officeooo:rsid="00131b45"/>
    </style:style>
    <style:style style:name="T5" style:family="text">
      <style:text-properties officeooo:rsid="00142f7d"/>
    </style:style>
    <style:style style:name="T6" style:family="text">
      <style:text-properties officeooo:rsid="00144174"/>
    </style:style>
    <style:style style:name="T7" style:family="text">
      <style:text-properties officeooo:rsid="00159354"/>
    </style:style>
    <style:style style:name="T8" style:family="text">
      <style:text-properties officeooo:rsid="0015a6d9"/>
    </style:style>
    <style:style style:name="T9" style:family="text">
      <style:text-properties officeooo:rsid="00169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AVALIAÇÃO DE INTELIGÊNCIA ARTIFICIAL - AP2-N1</text:p>
      <text:p text:style-name="P8">Aluno: Francisco Lucas Benvindo da Silva</text:p>
      <text:p text:style-name="P3"/>
      <text:p text:style-name="P3"/>
      <text:p text:style-name="P4"><text:span text:style-name="T6">1</text:span>. <text:s/><text:span text:style-name="T1"><text:s text:c="2"/></text:span><text:span text:style-name="T9">Primeiramente</text:span><text:span text:style-name="T1">, deve ser realizada a conversão de atributos simbólicos para valores numéricos, utilizando a técnica one-hot encondi</text:span><text:span text:style-name="T9">ng. Em seguida</text:span>, é <text:span text:style-name="T1">necessário selecionar as variáveis/atributos mais correlacionados com a variável alvo, essa decisão pode ser baseada verificando índices de correlação entre a variável alvo e as variáveis independente do modelo por meio de uma matriz de correlação. </text:span><text:span text:style-name="T9">Na sequência</text:span><text:span text:style-name="T1">, </text:span>é necessário remover os ruídos apresentados pela variável idade e de outras variáveis relevantes para o problema, <text:span text:style-name="T2">se houver,</text:span> como, histórico de compras e categorias de produtos visualizadas. A técnica de remoção de ruído data bucket ou binning, pode ser aplicada, calculando a amplitude dos valores, o intervalo e os div<text:span text:style-name="T1">idindo os dados </text:span>em buckets, <text:span text:style-name="T1">e a atribuindo a eles um valor representativo como a média. </text:span><text:span text:style-name="T2">Além disso é importante manter os atributos na mesma escala, evitando prejudicar o modelo utilizado, técnicas como reescala (min-max) que padroniza os valores para o intervalo [0,1] resolveri</text:span><text:span text:style-name="T3">a </text:span><text:span text:style-name="T2">o problema. <text:s/></text:span><text:span text:style-name="T3">Para garantir que o sistema continue funcional com os mudanças de comportamentos dos usuários, pode-se aplicar o modelo baseado em distância: distância mínima ao centroide, nesse sentido, a média dos atributos de um cliente, levando em conta o atributo idade, <text:s/>seria calculada periodicamente, sempre buscando a distância mínima deste cliente das outras classes de clientes. Dessa forma, indicando </text:span><text:span text:style-name="T4">produtos que pessoas da mesma idade que o cliente estão comprando. </text:span></text:p>
      <text:p text:style-name="P2"/>
      <text:p text:style-name="P5">2.</text:p>
      <text:p text:style-name="P5"/>
      <text:p text:style-name="P7">a) <text:span text:style-name="T6">Neste problema, a partir das caracterísitcas do perfil de cada usuário </text:span><text:span text:style-name="T7">o K-NN deve buscar o vizinho mais próximo de um usuário x, ou seja aquele que mais se assemelha as suas características de compra, dessa forma identificando que produto ele supostamente compraria. </text:span>Para o pré-processamento dos dados, primeiro é necessário converter os valores nominais qualitativos para valores numéricos, utilizando one-hot encoding para dados não hierárquicos, <text:span text:style-name="T5">já dados hierárquicos podem ser convertidos para decimal por exemplo. Para a criação do conjunto de dados treinamento/validação a técnica de cross-validation k-folds é adequada, após o pré processamento conjunto deve ser divido vários folds ou partes. Em seguida, um 1-fold é selecionado para o treinamento e o restante é utilizado para teste/validação, esse processo é repetido k vezes até ser finalizado. </text:span><text:span text:style-name="T7">No processo de treinamento também devem ser utilizadas as técnicas de inserção sequencial e exclusão sequencial, no K-NN. </text:span><text:span text:style-name="T5"><text:s/></text:span><text:span text:style-name="T6">Em produção, o algoritmo deve ser utilizado a partir do método “classificarCompra” da classe Classificador, passando como argumentos as características do usuário, o valor retornado será o produto que o usuário compraria. </text:span></text:p>
      <text:p text:style-name="P6"/>
      <text:p text:style-name="P6">b) <text:span text:style-name="T7">Para a criação do banco de dados, devem ser aplicadas técnicas de pré processamento no conjunto de dados inicial, nesse sentido, removendo ruídos usando data bucket/binning, </text:span><text:span text:style-name="T8">mantendo os atributos na mesma escala, usando técnicas de reescala (min-max) ou padronização. 4Rs aplicados: primeiro o algoritmo deve verificar as características dos clientes, em seguida tomar uma decisão relacionada, reeavaliar a decisão, caso esteja correta/errada ser armazenada na memória, nesse sentido sempre que o algoritmo se deparar com um novo caso, ele vai avaliar as decisões tomadas anteriormente </text:span><text:span text:style-name="T9">e verificar qual a melhor resolve o problema, nesse contexto, qual a classificação para qual usuário faz sentido. 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17:31.552287102</meta:creation-date>
    <dc:date>2024-12-13T15:13:47.241430835</dc:date>
    <meta:editing-duration>PT9M44S</meta:editing-duration>
    <meta:editing-cycles>1</meta:editing-cycles>
    <meta:document-statistic meta:table-count="0" meta:image-count="0" meta:object-count="0" meta:page-count="1" meta:paragraph-count="6" meta:word-count="520" meta:character-count="3490" meta:non-whitespace-character-count="2967"/>
    <meta:generator>LibreOffice/7.3.7.2$Linux_X86_64 LibreOffice_project/30$Build-2</meta:generator>
  </office:meta>
</office:document-meta>
</file>